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cenarioCreator.populateFunctions( StandardEvaluationContext tes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ScenarioCreator.reverseInt( int i , int j ,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cenarioCreator.setupRootContextObject( StandardEvaluation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ScenarioCreator.populateVariables( StandardEvaluation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cenarioCreator.getTest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ScenarioCreator.varargsFunction( String ...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cenarioCreator.reverseString(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ScenarioCreator.isEven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cenarioCreator.varargsFunction2( int i , String ...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